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668b" officeooo:paragraph-rsid="000f668b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8ec8" officeooo:paragraph-rsid="000f8ec8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0f668b" officeooo:paragraph-rsid="000f668b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09755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87007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a0247"/>
    </style:style>
    <style:style style:name="P7" style:family="paragraph" style:parent-style-name="Text_20_body" style:list-style-name="L11">
      <style:paragraph-properties fo:margin-top="0cm" fo:margin-bottom="0.238cm" loext:contextual-spacing="false" fo:orphans="2" fo:widows="2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2" style:family="paragraph" style:parent-style-name="Text_20_body" style:list-style-name="L5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3" style:family="paragraph" style:parent-style-name="Text_20_body" style:list-style-name="L6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4" style:family="paragraph" style:parent-style-name="Text_20_body" style:list-style-name="L7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5" style:family="paragraph" style:parent-style-name="Text_20_body" style:list-style-name="L8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6" style:family="paragraph" style:parent-style-name="Text_20_body" style:list-style-name="L10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/>
    </style:style>
    <style:style style:name="P17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668b" officeooo:paragraph-rsid="000f668b"/>
    </style:style>
    <style:style style:name="P18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10c9ef" officeooo:paragraph-rsid="0010c9ef"/>
    </style:style>
    <style:style style:name="P19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19ed27" officeooo:paragraph-rsid="0019ed27"/>
    </style:style>
    <style:style style:name="P20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/>
    </style:style>
    <style:style style:name="P21" style:family="paragraph" style:parent-style-name="Text_20_body" style:list-style-name="L2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/>
    </style:style>
    <style:style style:name="P22" style:family="paragraph" style:parent-style-name="Text_20_body" style:list-style-name="L9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/>
    </style:style>
    <style:style style:name="P23" style:family="paragraph" style:parent-style-name="Text_20_body" style:list-style-name="L9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87007"/>
    </style:style>
    <style:style style:name="P24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87007"/>
    </style:style>
    <style:style style:name="P25" style:family="paragraph" style:parent-style-name="Text_20_body" style:list-style-name="L4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paragraph-rsid="001a0247"/>
    </style:style>
    <style:style style:name="P26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9ed27" officeooo:paragraph-rsid="0019ed27"/>
    </style:style>
    <style:style style:name="P27" style:family="paragraph" style:parent-style-name="Text_20_body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/>
    </style:style>
    <style:style style:name="P28" style:family="paragraph" style:parent-style-name="Standard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668b" officeooo:paragraph-rsid="000f668b"/>
    </style:style>
    <style:style style:name="P29" style:family="paragraph" style:parent-style-name="Standard">
      <style:text-properties fo:font-variant="normal" fo:text-transform="none" fo:color="#000000" style:text-line-through-style="solid" style:text-line-through-type="single" style:font-name="Helvetica Neue" fo:font-size="10.5pt" fo:letter-spacing="normal" fo:font-style="normal" fo:font-weight="normal" officeooo:rsid="000f8ec8" officeooo:paragraph-rsid="000f8ec8"/>
    </style:style>
    <style:style style:name="P30" style:family="paragraph" style:parent-style-name="Standard"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 officeooo:rsid="000f668b" officeooo:paragraph-rsid="000f668b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0f668b" officeooo:paragraph-rsid="000f668b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0f668b" officeooo:paragraph-rsid="001a0247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09755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Helvetica Neue" fo:font-size="10.5pt" fo:letter-spacing="normal" fo:font-style="normal" fo:font-weight="normal" officeooo:rsid="00109755" officeooo:paragraph-rsid="00187007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0f668b" officeooo:paragraph-rsid="000f668b"/>
    </style:style>
    <style:style style:name="P36" style:family="paragraph" style:parent-style-name="Standard">
      <style:text-properties style:text-line-through-style="solid" style:text-line-through-type="single"/>
    </style:style>
    <style:style style:name="P37" style:family="paragraph" style:parent-style-name="Standard">
      <style:text-properties style:text-line-through-style="solid" style:text-line-through-type="single" officeooo:rsid="000f668b" officeooo:paragraph-rsid="000f668b"/>
    </style:style>
    <style:style style:name="P38" style:family="paragraph" style:parent-style-name="Standard">
      <style:text-properties style:text-line-through-style="solid" style:text-line-through-type="single" officeooo:rsid="000f668b" officeooo:paragraph-rsid="001a0247"/>
    </style:style>
    <style:style style:name="P39" style:family="paragraph" style:parent-style-name="Standard">
      <style:text-properties style:text-line-through-style="none" style:text-line-through-type="none" officeooo:rsid="000f668b" officeooo:paragraph-rsid="000f668b"/>
    </style:style>
    <style:style style:name="P40" style:family="paragraph" style:parent-style-name="Standard">
      <style:text-properties style:text-line-through-style="none" style:text-line-through-type="none" officeooo:rsid="000f668b" officeooo:paragraph-rsid="001a0247"/>
    </style:style>
    <style:style style:name="P41" style:family="paragraph" style:parent-style-name="Preformatted_20_Text"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 officeooo:rsid="000f668b" officeooo:paragraph-rsid="000f668b"/>
    </style:style>
    <style:style style:name="P42" style:family="paragraph" style:parent-style-name="Preformatted_20_Text"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 officeooo:rsid="000f8ec8" officeooo:paragraph-rsid="000f8ec8"/>
    </style:style>
    <style:style style:name="P43" style:family="paragraph" style:parent-style-name="Preformatted_20_Text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0f668b" officeooo:paragraph-rsid="000f668b"/>
    </style:style>
    <style:style style:name="P44" style:family="paragraph" style:parent-style-name="Preformatted_20_Text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0f668b" officeooo:paragraph-rsid="001a0247"/>
    </style:style>
    <style:style style:name="P45" style:family="paragraph" style:parent-style-name="Preformatted_20_Text"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rsid="00109755" officeooo:paragraph-rsid="00109755"/>
    </style:style>
    <style:style style:name="P4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/>
    </style:style>
    <style:style style:name="P47" style:family="paragraph" style:parent-style-name="Preformatted_20_Text">
      <style:paragraph-properties fo:margin-top="0cm" fo:margin-bottom="0.238cm" loext:contextual-spacing="false" fo:orphans="2" fo:widows="2"/>
      <style:text-properties fo:font-variant="normal" fo:text-transform="none" fo:color="#000000" style:text-line-through-style="solid" style:text-line-through-type="single" style:font-name="monospace" fo:font-size="10.5pt" fo:letter-spacing="normal" fo:font-style="normal" fo:font-weight="normal"/>
    </style:style>
    <style:style style:name="P48" style:family="paragraph" style:parent-style-name="Preformatted_20_Text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/>
    </style:style>
    <style:style style:name="P49" style:family="paragraph" style:parent-style-name="Preformatted_20_Text">
      <style:paragraph-properties fo:margin-top="0cm" fo:margin-bottom="0.238cm" loext:contextual-spacing="false" fo:orphans="2" fo:widows="2"/>
      <style:text-properties fo:font-variant="normal" fo:text-transform="none" fo:color="#000000" style:text-line-through-style="none" style:text-line-through-type="none" style:font-name="monospace" fo:font-size="10.5pt" fo:letter-spacing="normal" fo:font-style="normal" fo:font-weight="normal" officeooo:paragraph-rsid="00187007"/>
    </style:style>
    <style:style style:name="T1" style:family="text">
      <style:text-properties officeooo:rsid="000f668b"/>
    </style:style>
    <style:style style:name="T2" style:family="text">
      <style:text-properties officeooo:rsid="001767c8"/>
    </style:style>
    <style:style style:name="T3" style:family="text">
      <style:text-properties officeooo:rsid="00187007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#4</text:p>
      <text:p text:style-name="P6"><text:span text:style-name="T1"><text:tab/>resnet18</text:span></text:p>
      <text:list xml:id="list3266936736" text:style-name="L4">
        <text:list-item>
          <text:p text:style-name="P25">+ regularization(dropout)</text:p>
        </text:list-item>
        <text:list-item>
          <text:p text:style-name="P25">+ Optimizer(momentum, scheduler)</text:p>
        </text:list-item>
      </text:list>
      <text:p text:style-name="P40"/>
      <text:p text:style-name="P40">learning_rate = 1e-2</text:p>
      <text:p text:style-name="P40">training_epochs = 50</text:p>
      <text:p text:style-name="P40">batch_size = 64</text:p>
      <text:p text:style-name="P40">momentum = 0.9</text:p>
      <text:p text:style-name="P40">dropout_rate = .4</text:p>
      <text:p text:style-name="P40">scheduler_step = 2</text:p>
      <text:p text:style-name="P40">scheduler_gamma = 0.9</text:p>
      <text:p text:style-name="P40"/>
      <text:p text:style-name="P44">Mean Accuracy : <text:s/>82.51</text:p>
      <text:p text:style-name="P36"/>
      <text:p text:style-name="P36">#1</text:p>
      <text:list xml:id="list3813679056" text:style-name="L1">
        <text:list-item>
          <text:p text:style-name="P9">resnet18</text:p>
        </text:list-item>
        <text:list-item>
          <text:p text:style-name="P9">+ Data Augmentation(RandomResizedCrop, RandomHorizontalFlip)</text:p>
        </text:list-item>
        <text:list-item>
          <text:p text:style-name="P9">+ Data Normalize</text:p>
        </text:list-item>
        <text:list-item>
          <text:p text:style-name="P9">+ regularization(dropout, weight decay)</text:p>
        </text:list-item>
      </text:list>
      <text:p text:style-name="P36">learning_rate = 1e-2</text:p>
      <text:p text:style-name="P36">training_epochs = 50</text:p>
      <text:p text:style-name="P36">batch_size = 64</text:p>
      <text:p text:style-name="P36">weight_decay = 0.01</text:p>
      <text:p text:style-name="P36">dropout_rate = .4</text:p>
      <text:p text:style-name="P36"/>
      <text:p text:style-name="P46">Mean Accuracy : <text:s/>59.57</text:p>
      <text:p text:style-name="P36"/>
      <text:p text:style-name="P39">#2</text:p>
      <text:p text:style-name="P3">resnet18</text:p>
      <text:list xml:id="list1666196137" text:style-name="L2">
        <text:list-item>
          <text:p text:style-name="P21">+ Data Augmentation(RandomResizedCrop, RandomHorizontalFlip)</text:p>
        </text:list-item>
        <text:list-item>
          <text:p text:style-name="P21">+ Data Normalize</text:p>
        </text:list-item>
        <text:list-item>
          <text:p text:style-name="P21">+ regularization(dropout)</text:p>
        </text:list-item>
        <text:list-item>
          <text:p text:style-name="P21">+ Optimizer(momentum)</text:p>
        </text:list-item>
      </text:list>
      <text:p text:style-name="P39">learning_rate = 1e-2</text:p>
      <text:p text:style-name="P39">training_epochs = 50</text:p>
      <text:p text:style-name="P39">batch_size = 64</text:p>
      <text:p text:style-name="P39"><text:soft-page-break/>momentum = 0.9</text:p>
      <text:p text:style-name="P39">dropout_rate = .4</text:p>
      <text:p text:style-name="P43"/>
      <text:p text:style-name="P43">Mean Accuracy : <text:s/>87.29</text:p>
      <text:p text:style-name="P37"/>
      <text:p text:style-name="P40">#7</text:p>
      <text:p text:style-name="P40"/>
      <text:p text:style-name="P32">copy2 + augmentation(rotation, affine, colorjitter)</text:p>
      <text:p text:style-name="P44">Mean Accuracy : <text:s/>79.03</text:p>
      <text:p text:style-name="P44"/>
      <text:p text:style-name="P37">#3</text:p>
      <text:p text:style-name="P1">resnet50</text:p>
      <text:list xml:id="list1177205820" text:style-name="L3">
        <text:list-item>
          <text:p text:style-name="P10">+ Data Augmentation(RandomResizedCrop, RandomHorizontalFlip)</text:p>
        </text:list-item>
        <text:list-item>
          <text:p text:style-name="P10">+ Data Normalize</text:p>
        </text:list-item>
        <text:list-item>
          <text:p text:style-name="P10">+ regularization(dropout)</text:p>
        </text:list-item>
        <text:list-item>
          <text:p text:style-name="P10">+ Optimizer(momentum, scheduler)</text:p>
        </text:list-item>
      </text:list>
      <text:p text:style-name="P37">learning_rate = 1e-2</text:p>
      <text:p text:style-name="P37">training_epochs = 50</text:p>
      <text:p text:style-name="P37">batch_size = 64</text:p>
      <text:p text:style-name="P37">momentum = 0.9</text:p>
      <text:p text:style-name="P37">dropout_rate = .4</text:p>
      <text:p text:style-name="P37"/>
      <text:p text:style-name="P41">Mean Accuracy : <text:s/>83.99</text:p>
      <text:p text:style-name="P37"/>
      <text:p text:style-name="P30"/>
      <text:p text:style-name="P37"/>
      <text:p text:style-name="P37">#5</text:p>
      <text:p text:style-name="P1"><text:tab/>resnet18</text:p>
      <text:list xml:id="list763306578" text:style-name="L5">
        <text:list-item>
          <text:p text:style-name="P12">+ Data Augmentation(RandomResizedCrop, RandomHorizontalFlip)</text:p>
        </text:list-item>
        <text:list-item>
          <text:p text:style-name="P12">+ Data Normalize</text:p>
        </text:list-item>
        <text:list-item>
          <text:p text:style-name="P12">+ Optimizer(momentum, scheduler)</text:p>
        </text:list-item>
      </text:list>
      <text:p text:style-name="P8"/>
      <text:p text:style-name="P8">learning_rate = 1e-2</text:p>
      <text:p text:style-name="P8">training_epochs = 50</text:p>
      <text:p text:style-name="P8">batch_size = 64</text:p>
      <text:p text:style-name="P8">momentum = 0.9</text:p>
      <text:p text:style-name="P8">scheduler_step = 1</text:p>
      <text:p text:style-name="P8">scheduler_gamma = 0.9</text:p>
      <text:p text:style-name="P8"><text:soft-page-break/></text:p>
      <text:p text:style-name="P47">Mean Accuracy : <text:s/>80.81</text:p>
      <text:p text:style-name="P17">#6</text:p>
      <text:p text:style-name="P17">resnet18</text:p>
      <text:list xml:id="list1630572875" text:style-name="L6">
        <text:list-item>
          <text:p text:style-name="P13">+ Data Augmentation(RandomResizedCrop, RandomHorizontalFlip)</text:p>
        </text:list-item>
        <text:list-item>
          <text:p text:style-name="P13">+ Data Normalize</text:p>
        </text:list-item>
        <text:list-item>
          <text:p text:style-name="P13">+ regularization(dropout, weight decay)</text:p>
        </text:list-item>
        <text:list-item>
          <text:p text:style-name="P13">+ Optimizer(momentum)</text:p>
        </text:list-item>
      </text:list>
      <text:p text:style-name="P17"/>
      <text:p text:style-name="P17">learning_rate = 1e-2</text:p>
      <text:p text:style-name="P17">training_epochs = 50</text:p>
      <text:p text:style-name="P17">batch_size = 64</text:p>
      <text:p text:style-name="P17">momentum = 0.9</text:p>
      <text:p text:style-name="P17">weight_decay = 5e-4</text:p>
      <text:p text:style-name="P17">dropout_rate = .4</text:p>
      <text:p text:style-name="P17">scheduler_step = 10</text:p>
      <text:p text:style-name="P17">scheduler_gamma = 0.7</text:p>
      <text:p text:style-name="P37"/>
      <text:p text:style-name="P41">Mean Accuracy : <text:s/>77.82</text:p>
      <text:p text:style-name="P37"/>
      <text:p text:style-name="P35"/>
      <text:p text:style-name="P28"/>
      <text:p text:style-name="P28">#8</text:p>
      <text:p text:style-name="P28">x</text:p>
      <text:p text:style-name="P28"/>
      <text:p text:style-name="P28">#9</text:p>
      <text:p text:style-name="P1"><text:tab/>wide-resnet (28*10)</text:p>
      <text:list xml:id="list1192777690" text:style-name="L7">
        <text:list-item>
          <text:p text:style-name="P14">+ Data Augmentation(RandomResizedCrop, RandomHorizontalFlip)</text:p>
        </text:list-item>
        <text:list-item>
          <text:p text:style-name="P14">+ Data Normalize(mean, std)</text:p>
        </text:list-item>
        <text:list-item>
          <text:p text:style-name="P14">+ regularization(weight decay, dropout)</text:p>
        </text:list-item>
        <text:list-item>
          <text:p text:style-name="P14">+ Optimizer(momentum, scheduler)</text:p>
        </text:list-item>
      </text:list>
      <text:p text:style-name="P8"/>
      <text:p text:style-name="P8">learning_rate = 0.1</text:p>
      <text:p text:style-name="P8">scheduler_step = 60</text:p>
      <text:p text:style-name="P8">scheduler_gamma = 0.2</text:p>
      <text:p text:style-name="P8">training_epochs = 200</text:p>
      <text:p text:style-name="P8"><text:soft-page-break/>batch_size = 64</text:p>
      <text:p text:style-name="P8">momentum = 0.9</text:p>
      <text:p text:style-name="P8">weight_decay = 5e-4</text:p>
      <text:p text:style-name="P8">depth = 28</text:p>
      <text:p text:style-name="P8">widen_factor = 10</text:p>
      <text:p text:style-name="P8">dropout_rate = 0.3</text:p>
      <text:p text:style-name="P8"/>
      <text:p text:style-name="P47">Mean Accuracy : <text:s/>78.79</text:p>
      <text:p text:style-name="P8"/>
      <text:p text:style-name="P28">#10</text:p>
      <text:p text:style-name="P28">x</text:p>
      <text:p text:style-name="P28"/>
      <text:p text:style-name="P29">#11</text:p>
      <text:p text:style-name="P29"/>
      <text:p text:style-name="P2">wide resnet 50-2</text:p>
      <text:list xml:id="list4257211895" text:style-name="L8">
        <text:list-item>
          <text:p text:style-name="P15">+ Data Augmentation(RandomResizedCrop, RandomHorizontalFlip)</text:p>
        </text:list-item>
        <text:list-item>
          <text:p text:style-name="P15">+ Data Normalize</text:p>
        </text:list-item>
        <text:list-item>
          <text:p text:style-name="P15">+ regularization(weight decay)</text:p>
        </text:list-item>
        <text:list-item>
          <text:p text:style-name="P15">+ Optimizer(momentum, scheduler)</text:p>
        </text:list-item>
      </text:list>
      <text:p text:style-name="P29">learning_rate = 0.1</text:p>
      <text:p text:style-name="P29">scheduler_step = 30</text:p>
      <text:p text:style-name="P29">scheduler_gamma = 0.2</text:p>
      <text:p text:style-name="P29">training_epochs = 100</text:p>
      <text:p text:style-name="P29">batch_size = 64</text:p>
      <text:p text:style-name="P29">momentum = 0.9</text:p>
      <text:p text:style-name="P29">weight_decay = 5e-4</text:p>
      <text:p text:style-name="P29">dropout_rate = 0.3</text:p>
      <text:p text:style-name="P29"/>
      <text:p text:style-name="P42">Mean Accuracy : <text:s/>57.31</text:p>
      <text:p text:style-name="P29"/>
      <text:p text:style-name="P33">#12</text:p>
      <text:p text:style-name="P4"><text:tab/>wide resnet <text:span text:style-name="T2">50</text:span>-2</text:p>
      <text:list xml:id="list2754254529" text:style-name="L9">
        <text:list-item>
          <text:p text:style-name="P22">+ Data Augmentation(RandomResizedCrop, RandomHorizontalFlip)</text:p>
        </text:list-item>
        <text:list-item>
          <text:p text:style-name="P22">+ Data Normalize</text:p>
        </text:list-item>
        <text:list-item>
          <text:p text:style-name="P22">+ Optimizer(momentum, scheduler)</text:p>
        </text:list-item>
      </text:list>
      <text:p text:style-name="P20">learning_rate = 0.1</text:p>
      <text:p text:style-name="P20">scheduler_step = 30</text:p>
      <text:p text:style-name="P20">scheduler_gamma = 0.2</text:p>
      <text:p text:style-name="P20">training_epochs = 100</text:p>
      <text:p text:style-name="P20">batch_size = <text:span text:style-name="T2">32</text:span></text:p>
      <text:p text:style-name="P20"><text:soft-page-break/>momentum = 0.9</text:p>
      <text:p text:style-name="P20">dropout_rate = 0.3</text:p>
      <text:p text:style-name="P27"/>
      <text:p text:style-name="P48">Mean Accuracy : <text:s/>82.38</text:p>
      <text:p text:style-name="P8"/>
      <text:p text:style-name="P18">#13</text:p>
      <text:p text:style-name="P18"><text:tab/>wide resnet 50-2</text:p>
      <text:list xml:id="list2016173515" text:style-name="L10">
        <text:list-item>
          <text:p text:style-name="P16">+ Data Augmentation(RandomResizedCrop, RandomHorizontalFlip)</text:p>
        </text:list-item>
        <text:list-item>
          <text:p text:style-name="P16">+ Data Normalize</text:p>
        </text:list-item>
        <text:list-item>
          <text:p text:style-name="P16">+ Dropout</text:p>
        </text:list-item>
        <text:list-item>
          <text:p text:style-name="P16">+ Optimizer(momentum, scheduler)</text:p>
        </text:list-item>
      </text:list>
      <text:p text:style-name="P8"/>
      <text:p text:style-name="P34">#1<text:span text:style-name="T3">4</text:span></text:p>
      <text:p text:style-name="P5"><text:tab/>wide resnet <text:span text:style-name="T3">101</text:span>-2</text:p>
      <text:list xml:id="list170310928909692" text:continue-list="list2754254529" text:style-name="L9">
        <text:list-item>
          <text:p text:style-name="P23">+ Data Augmentation(RandomResizedCrop, RandomHorizontalFlip)</text:p>
        </text:list-item>
        <text:list-item>
          <text:p text:style-name="P23">+ Data Normalize</text:p>
        </text:list-item>
        <text:list-item>
          <text:p text:style-name="P23">+ Optimizer(momentum, scheduler)</text:p>
        </text:list-item>
      </text:list>
      <text:p text:style-name="P24">learning_rate = 0.1</text:p>
      <text:p text:style-name="P24">scheduler_step = 30</text:p>
      <text:p text:style-name="P24">scheduler_gamma = 0.2</text:p>
      <text:p text:style-name="P24">training_epochs = 100</text:p>
      <text:p text:style-name="P24">batch_size = <text:span text:style-name="T2">32</text:span></text:p>
      <text:p text:style-name="P24">momentum = 0.9</text:p>
      <text:p text:style-name="P24"/>
      <text:p text:style-name="P49">Mean Accuracy : <text:s/>85.18</text:p>
      <text:p text:style-name="P24"/>
      <text:p text:style-name="P19"/>
      <text:p text:style-name="P26"># 17</text:p>
      <text:p text:style-name="P26">resnet152</text:p>
      <text:list xml:id="list1467627280" text:style-name="L11">
        <text:list-item>
          <text:p text:style-name="P7">+ Data Augmentation(RandomResizedCrop, RandomHorizontalFlip)</text:p>
        </text:list-item>
        <text:list-item>
          <text:p text:style-name="P7">+ Data Normalize</text:p>
        </text:list-item>
        <text:list-item>
          <text:p text:style-name="P7">+ regularization(dropout, weight decay)</text:p>
        </text:list-item>
        <text:list-item>
          <text:p text:style-name="P7">+ Optimizer(momentum, scheduler)</text:p>
        </text:list-item>
      </text:list>
      <text:p text:style-name="P26"><text:soft-page-break/>learning_rate = 0.001</text:p>
      <text:p text:style-name="P26">training_epochs = 50</text:p>
      <text:p text:style-name="P26">batch_size = 32</text:p>
      <text:p text:style-name="P26">momentum = 0.9</text:p>
      <text:p text:style-name="P26">scheduler_step = 1</text:p>
      <text:p text:style-name="P26">scheduler_gamma = 0.96</text:p>
      <text:p text:style-name="P33"/>
      <text:p text:style-name="P33"/>
      <text:p text:style-name="P45">Mean Accuracy : <text:s/>91.17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4:03:54.770948793</meta:creation-date>
    <dc:date>2020-10-13T17:03:10.241091094</dc:date>
    <meta:editing-duration>PT1H36M16S</meta:editing-duration>
    <meta:editing-cycles>1</meta:editing-cycles>
    <meta:document-statistic meta:table-count="0" meta:image-count="0" meta:object-count="0" meta:page-count="6" meta:paragraph-count="157" meta:word-count="490" meta:character-count="3340" meta:non-whitespace-character-count="3032"/>
    <meta:generator>LibreOffice/6.0.7.3$Linux_X86_64 LibreOffice_project/00m0$Build-3</meta:generator>
  </office:meta>
</office:document-meta>
</file>